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25-01-08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24-10-03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24-07-11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24-01-10 1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23-10-09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22-10-19 1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22-07-11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22-04-06 1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22-01-04 1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21-10-13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21-07-12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21-04-01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21-01-07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20-10-06 0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20-07-01 0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20-03-30 0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20-01-13 0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